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8C00000041635CD032.png"/>
  <manifest:file-entry manifest:media-type="image/png" manifest:full-path="Pictures/1000000000000064000000373EDE094F.png"/>
  <manifest:file-entry manifest:media-type="image/png" manifest:full-path="Pictures/10000000000000AA00000079CCA421FC.png"/>
  <manifest:file-entry manifest:media-type="image/png" manifest:full-path="Pictures/1000000000000050000000347B1CB857.png"/>
  <manifest:file-entry manifest:media-type="image/png" manifest:full-path="Pictures/100000000000009600000096A82E2C3C.png"/>
  <manifest:file-entry manifest:media-type="image/png" manifest:full-path="Pictures/10000000000000AA0000004FCDA69EB3.png"/>
  <manifest:file-entry manifest:media-type="image/png" manifest:full-path="Pictures/100000000000009E0000009ED664377A.png"/>
  <manifest:file-entry manifest:media-type="image/png" manifest:full-path="Pictures/10000000000000AA0000004A1C484D7F.png"/>
  <manifest:file-entry manifest:media-type="image/png" manifest:full-path="Pictures/1000000000000078000000787A88C8DB.png"/>
  <manifest:file-entry manifest:media-type="" manifest:full-path="Pictures/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visible-area-left="0cm" draw:visible-area-top="0cm" draw:visible-area-width="4.206cm" draw:visible-area-height="4.39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497cm" svg:height="3.2cm" svg:x="1.384cm" svg:y="0.919cm">
          <draw:image xlink:href="Pictures/10000000000000AA00000079CCA421FC.png" xlink:type="simple" xlink:show="embed" xlink:actuate="onLoad">
            <text:p/>
          </draw:image>
        </draw:frame>
        <draw:frame draw:style-name="gr1" draw:text-style-name="P1" draw:layer="layout" svg:width="3.968cm" svg:height="3.968cm" svg:x="8.381cm" svg:y="5.419cm">
          <draw:image xlink:href="Pictures/100000000000009600000096A82E2C3C.png" xlink:type="simple" xlink:show="embed" xlink:actuate="onLoad">
            <text:p/>
          </draw:image>
        </draw:frame>
        <draw:frame draw:style-name="gr1" draw:text-style-name="P1" draw:layer="layout" svg:width="4.497cm" svg:height="2.089cm" svg:x="8.381cm" svg:y="10.919cm">
          <draw:image xlink:href="Pictures/10000000000000AA0000004FCDA69EB3.png" xlink:type="simple" xlink:show="embed" xlink:actuate="onLoad">
            <text:p/>
          </draw:image>
        </draw:frame>
        <draw:frame draw:style-name="gr1" draw:text-style-name="P1" draw:layer="layout" svg:width="2.116cm" svg:height="1.375cm" svg:x="15.881cm" svg:y="1.919cm">
          <draw:image xlink:href="Pictures/1000000000000050000000347B1CB857.png" xlink:type="simple" xlink:show="embed" xlink:actuate="onLoad">
            <text:p/>
          </draw:image>
        </draw:frame>
        <draw:frame draw:style-name="gr1" draw:text-style-name="P1" draw:layer="layout" svg:width="4.179cm" svg:height="4.179cm" svg:x="15.381cm" svg:y="9.919cm">
          <draw:image xlink:href="Pictures/100000000000009E0000009ED664377A.png" xlink:type="simple" xlink:show="embed" xlink:actuate="onLoad">
            <text:p/>
          </draw:image>
        </draw:frame>
        <draw:frame draw:style-name="gr1" draw:text-style-name="P1" draw:layer="layout" svg:width="4.497cm" svg:height="1.957cm" svg:x="0.884cm" svg:y="5.462cm">
          <draw:image xlink:href="Pictures/10000000000000AA0000004A1C484D7F.png" xlink:type="simple" xlink:show="embed" xlink:actuate="onLoad">
            <text:p/>
          </draw:image>
        </draw:frame>
        <draw:frame draw:style-name="gr2" draw:layer="layout" svg:width="4.205cm" svg:height="4.39cm" svg:x="0.881cm" svg:y="9.529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2.645cm" svg:height="1.454cm" svg:x="15.736cm" svg:y="7.965cm">
          <draw:image xlink:href="Pictures/1000000000000064000000373EDE094F.png" xlink:type="simple" xlink:show="embed" xlink:actuate="onLoad">
            <text:p/>
          </draw:image>
        </draw:frame>
        <draw:frame draw:style-name="gr1" draw:text-style-name="P1" draw:layer="layout" svg:width="2.674cm" svg:height="2.5cm" svg:x="15.707cm" svg:y="5.419cm">
          <draw:image xlink:href="Pictures/1000000000000078000000787A88C8DB.png" xlink:type="simple" xlink:show="embed" xlink:actuate="onLoad">
            <text:p/>
          </draw:image>
        </draw:frame>
        <draw:frame draw:style-name="gr1" draw:text-style-name="P1" draw:layer="layout" svg:width="3.703cm" svg:height="1.719cm" svg:x="8.381cm" svg:y="1.7cm">
          <draw:image xlink:href="Pictures/100000000000008C00000041635CD0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1-30T10:46:03</meta:creation-date>
    <dc:date>2007-11-30T11:11:10</dc:date>
    <dc:language>en-US</dc:language>
    <meta:editing-cycles>2</meta:editing-cycles>
    <meta:editing-duration>PT9M57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